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F40000011A14C983EA81CF1195.png" manifest:media-type="image/png"/>
  <manifest:file-entry manifest:full-path="Pictures/10000201000000F60000006402DCB8321408F9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Ubuntu" fo:font-size="15pt" officeooo:rsid="001f7ee7" officeooo:paragraph-rsid="001f7ee7" style:font-size-asian="15pt" style:font-size-complex="15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Ubuntu" fo:font-size="15pt" fo:font-weight="bold" officeooo:rsid="001f7ee7" officeooo:paragraph-rsid="001f7ee7" style:font-size-asian="15pt" style:font-weight-asian="bold" style:font-size-complex="15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Ubuntu" fo:font-size="14pt" fo:font-weight="normal" officeooo:rsid="001f7ee7" officeooo:paragraph-rsid="001f7ee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Ubuntu" fo:font-size="14pt" fo:font-weight="normal" officeooo:rsid="002103cd" officeooo:paragraph-rsid="002103c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Ubuntu" fo:font-size="14pt" fo:font-weight="normal" officeooo:rsid="0022c940" officeooo:paragraph-rsid="0022c94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Ubuntu" fo:font-size="14pt" fo:font-weight="normal" officeooo:rsid="00293cb8" officeooo:paragraph-rsid="00293cb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Ubuntu" fo:font-size="14pt" fo:font-weight="normal" officeooo:paragraph-rsid="00293cb8"/>
    </style:style>
    <style:style style:name="P8" style:family="paragraph" style:parent-style-name="Standard">
      <style:paragraph-properties fo:line-height="150%" fo:text-align="start" style:justify-single-word="false"/>
      <style:text-properties style:font-name="Ubuntu" fo:font-size="14pt" fo:font-weight="normal" officeooo:rsid="003931b1" officeooo:paragraph-rsid="003931b1"/>
    </style:style>
    <style:style style:name="P9" style:family="paragraph" style:parent-style-name="Standard">
      <style:paragraph-properties fo:line-height="150%" fo:text-align="start" style:justify-single-word="false"/>
      <style:text-properties style:font-name="Ubuntu" fo:font-size="14pt" fo:font-weight="normal" officeooo:rsid="003931b1" officeooo:paragraph-rsid="003a8054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2875ad"/>
    </style:style>
    <style:style style:name="P12" style:family="paragraph" style:parent-style-name="Standard">
      <style:paragraph-properties fo:line-height="150%" fo:text-align="start" style:justify-single-word="false"/>
      <style:text-properties officeooo:rsid="00293cb8" officeooo:paragraph-rsid="00293cb8"/>
    </style:style>
    <style:style style:name="P13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style:font-name="Ubuntu" fo:font-size="14pt" fo:font-weight="normal" officeooo:rsid="0022a8c1" officeooo:paragraph-rsid="0022a8c1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style:font-name="Ubuntu" fo:font-size="14pt" fo:font-weight="normal" officeooo:rsid="0022c940" officeooo:paragraph-rsid="0022c940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style:font-name="Ubuntu" fo:font-size="14pt" fo:font-weight="normal" officeooo:rsid="002c4a14" officeooo:paragraph-rsid="002c4a14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style:font-name="Ubuntu" fo:font-size="14pt" fo:font-weight="normal" officeooo:rsid="00325f11" officeooo:paragraph-rsid="00325f11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4pt" fo:font-weight="bold" officeooo:rsid="0022c940" officeooo:paragraph-rsid="0022c940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7pt" fo:font-weight="normal" officeooo:rsid="0022c940" officeooo:paragraph-rsid="0022c940" style:font-size-asian="7pt" style:font-weight-asian="normal" style:font-size-complex="7pt" style:font-weight-complex="normal"/>
    </style:style>
    <style:style style:name="P19" style:family="paragraph" style:parent-style-name="Preformatted_20_Text">
      <style:paragraph-properties fo:line-height="150%" fo:text-align="start" style:justify-single-word="false"/>
      <style:text-properties style:font-name="Ubuntu" fo:font-size="14pt" fo:font-weight="normal" officeooo:rsid="0023d3b1" officeooo:paragraph-rsid="0023d3b1" style:font-size-asian="12.25pt" style:font-weight-asian="normal" style:font-size-complex="14pt" style:font-weight-complex="normal"/>
    </style:style>
    <style:style style:name="P20" style:family="paragraph" style:parent-style-name="Preformatted_20_Text">
      <style:paragraph-properties fo:line-height="150%" fo:text-align="start" style:justify-single-word="false"/>
      <style:text-properties style:font-name="Ubuntu" fo:font-size="14pt" fo:font-weight="normal" officeooo:paragraph-rsid="00257c20"/>
    </style:style>
    <style:style style:name="P21" style:family="paragraph" style:parent-style-name="Preformatted_20_Text">
      <style:paragraph-properties fo:line-height="150%" fo:text-align="start" style:justify-single-word="false"/>
      <style:text-properties fo:font-variant="normal" fo:text-transform="none" fo:color="#333333" style:font-name="Menlo" fo:font-size="9.75pt" fo:letter-spacing="normal" fo:font-style="normal" fo:font-weight="normal" officeooo:rsid="0022c940" officeooo:paragraph-rsid="0022c940" style:font-size-asian="12.25pt" style:font-weight-asian="normal" style:font-size-complex="14pt" style:font-weight-complex="normal"/>
    </style:style>
    <style:style style:name="P22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orphans="2" fo:widows="2" fo:background-color="#f5f5f5" fo:padding="0.238cm" fo:border="0.06pt solid #cccccc"/>
      <style:text-properties fo:font-variant="normal" fo:text-transform="none" fo:color="#333333" fo:letter-spacing="normal"/>
    </style:style>
    <style:style style:name="P23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orphans="2" fo:widows="2" fo:background-color="#f5f5f5" fo:padding="0.238cm" fo:border="0.06pt solid #cccccc"/>
      <style:text-properties fo:font-variant="normal" fo:text-transform="none" fo:color="#333333" fo:letter-spacing="normal" officeooo:paragraph-rsid="00257c20"/>
    </style:style>
    <style:style style:name="P24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orphans="2" fo:widows="2" fo:background-color="#f5f5f5" fo:padding="0.238cm" fo:border="0.06pt solid #cccccc"/>
      <style:text-properties fo:font-variant="normal" fo:text-transform="none" fo:color="#333333" style:font-name="Menlo" fo:font-size="9.75pt" fo:letter-spacing="normal" fo:font-style="normal" fo:font-weight="normal"/>
    </style:style>
    <style:style style:name="P25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orphans="2" fo:widows="2" fo:background-color="#f5f5f5" fo:padding="0.238cm" fo:border="0.06pt solid #cccccc"/>
    </style:style>
    <style:style style:name="P26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" fo:font-size="14pt" fo:letter-spacing="normal" fo:font-style="normal" fo:font-weight="normal" officeooo:rsid="003931b1" officeooo:paragraph-rsid="003a8054" fo:background-color="transparent" style:font-size-asian="12.25pt" style:font-size-complex="14pt"/>
    </style:style>
    <style:style style:name="P27" style:family="paragraph" style:parent-style-name="Standard">
      <style:paragraph-properties fo:line-height="150%" fo:text-align="start" style:justify-single-word="false"/>
      <style:text-properties style:font-name="Ubuntu" fo:font-size="14pt" fo:font-weight="normal" officeooo:rsid="002103cd" officeooo:paragraph-rsid="002103cd" style:font-size-asian="12.25pt" style:font-weight-asian="normal" style:font-size-complex="14pt" style:font-weight-complex="normal"/>
    </style:style>
    <style:style style:name="P28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orphans="2" fo:widows="2" fo:background-color="#f5f5f5" fo:padding="0.238cm" fo:border="0.06pt solid #cccccc"/>
      <style:text-properties fo:font-variant="normal" fo:text-transform="none" fo:color="#333333" style:font-name="Menlo" fo:font-size="9.75pt" fo:letter-spacing="normal" fo:font-style="normal" fo:font-weight="normal" officeooo:paragraph-rsid="00257c20"/>
    </style:style>
    <style:style style:name="T1" style:family="text">
      <style:text-properties officeooo:rsid="0023d3b1"/>
    </style:style>
    <style:style style:name="T2" style:family="text">
      <style:text-properties fo:font-variant="normal" fo:text-transform="none" fo:color="#333333" style:font-name="Menlo" fo:font-size="10.5pt" fo:letter-spacing="normal" fo:font-style="normal" style:font-size-asian="10.5pt" style:font-size-complex="10.5pt"/>
    </style:style>
    <style:style style:name="T3" style:family="text">
      <style:text-properties fo:font-variant="normal" fo:text-transform="none" fo:color="#333333" style:font-name="Menlo" fo:font-size="9.75pt" fo:letter-spacing="normal" fo:font-style="normal"/>
    </style:style>
    <style:style style:name="T4" style:family="text">
      <style:text-properties fo:font-variant="normal" fo:text-transform="none" fo:color="#333333" style:font-name="Menlo" fo:font-size="9.75pt" fo:letter-spacing="normal" fo:font-style="normal" officeooo:rsid="002a7224"/>
    </style:style>
    <style:style style:name="T5" style:family="text">
      <style:text-properties fo:font-variant="normal" fo:text-transform="none" fo:color="#000000" fo:letter-spacing="normal" fo:font-style="normal" officeooo:rsid="00257c20" style:font-size-asian="12.25pt" style:font-size-complex="14pt"/>
    </style:style>
    <style:style style:name="T6" style:family="text">
      <style:text-properties fo:font-variant="normal" fo:text-transform="none" fo:color="#000000" fo:letter-spacing="normal" fo:font-style="normal" fo:background-color="transparent" loext:char-shading-value="0" style:font-size-asian="12.25pt" style:font-size-complex="14pt"/>
    </style:style>
    <style:style style:name="T7" style:family="text">
      <style:text-properties fo:font-variant="normal" fo:text-transform="none" fo:color="#000000" fo:letter-spacing="normal" fo:font-style="normal" officeooo:rsid="00293cb8" fo:background-color="transparent" loext:char-shading-value="0" style:font-size-asian="12.25pt" style:font-size-complex="14pt"/>
    </style:style>
    <style:style style:name="T8" style:family="text">
      <style:text-properties fo:font-variant="normal" fo:text-transform="none" fo:color="#000000" fo:letter-spacing="normal" fo:font-style="normal" officeooo:rsid="002a7224" fo:background-color="transparent" loext:char-shading-value="0" style:font-size-asian="12.25pt" style:font-size-complex="14pt"/>
    </style:style>
    <style:style style:name="T9" style:family="text">
      <style:text-properties fo:font-variant="normal" fo:text-transform="none" fo:color="#000000" fo:letter-spacing="normal" fo:font-style="normal" officeooo:rsid="003a8054" fo:background-color="transparent" loext:char-shading-value="0" style:font-size-asian="12.25pt" style:font-size-complex="14pt"/>
    </style:style>
    <style:style style:name="T10" style:family="text">
      <style:text-properties fo:font-variant="normal" fo:text-transform="none" fo:color="#000000" fo:letter-spacing="normal" fo:font-style="normal" officeooo:rsid="003b3d88" fo:background-color="transparent" loext:char-shading-value="0" style:font-size-asian="12.25pt" style:font-size-complex="14pt"/>
    </style:style>
    <style:style style:name="T11" style:family="text">
      <style:text-properties fo:font-variant="normal" fo:text-transform="none" fo:color="#000000" fo:letter-spacing="normal" fo:font-style="normal" officeooo:rsid="003fca5a" fo:background-color="transparent" loext:char-shading-value="0" style:font-size-asian="12.25pt" style:font-size-complex="14pt"/>
    </style:style>
    <style:style style:name="T12" style:family="text">
      <style:text-properties officeooo:rsid="00257c20" style:font-size-asian="12.25pt" style:font-weight-asian="normal" style:font-size-complex="14pt" style:font-weight-complex="normal"/>
    </style:style>
    <style:style style:name="T13" style:family="text">
      <style:text-properties officeooo:rsid="00293cb8" style:font-size-asian="12.25pt" style:font-weight-asian="normal" style:font-size-complex="14pt" style:font-weight-complex="normal"/>
    </style:style>
    <style:style style:name="T14" style:family="text">
      <style:text-properties fo:color="#333333" style:font-name="Ubuntu" fo:font-size="14pt" fo:font-weight="normal" style:font-size-asian="12.25pt" style:font-weight-asian="normal" style:font-size-complex="14pt" style:font-weight-complex="normal"/>
    </style:style>
    <style:style style:name="T15" style:family="text">
      <style:text-properties fo:color="#333333" style:font-name="Ubuntu" fo:font-size="14pt" fo:font-weight="normal" officeooo:rsid="002875ad" style:font-size-asian="12.25pt" style:font-weight-asian="normal" style:font-size-complex="14pt" style:font-weight-complex="normal"/>
    </style:style>
    <style:style style:name="T16" style:family="text">
      <style:text-properties fo:color="#333333" style:font-name="Ubuntu"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17" style:family="text">
      <style:text-properties style:font-name="Ubuntu" fo:font-size="14pt" fo:font-weight="normal" officeooo:rsid="002875ad" style:font-size-asian="12.25pt" style:font-weight-asian="normal" style:font-size-complex="14pt" style:font-weight-complex="normal"/>
    </style:style>
    <style:style style:name="T18" style:family="text">
      <style:text-properties fo:color="#000000" style:font-name="Ubuntu" fo:font-size="14pt" fo:font-weight="normal" style:font-size-asian="12.25pt" style:font-weight-asian="normal" style:font-size-complex="14pt" style:font-weight-complex="normal"/>
    </style:style>
    <style:style style:name="T19" style:family="text">
      <style:text-properties fo:color="#000000" style:font-name="Ubuntu" fo:font-size="14pt" fo:font-weight="normal" officeooo:rsid="002875ad" style:font-size-asian="12.25pt" style:font-weight-asian="normal" style:font-size-complex="14pt" style:font-weight-complex="normal"/>
    </style:style>
    <style:style style:name="T20" style:family="text">
      <style:text-properties style:font-name="Menlo" fo:font-size="9.75pt" fo:font-style="normal" fo:font-weight="normal"/>
    </style:style>
    <style:style style:name="T21" style:family="text">
      <style:text-properties style:font-name="Menlo" fo:font-size="9.75pt" fo:font-style="normal" fo:font-weight="normal" officeooo:rsid="001f7ee7" style:font-size-asian="12.25pt" style:font-weight-asian="normal" style:font-size-complex="14pt" style:font-weight-complex="normal"/>
    </style:style>
    <style:style style:name="T22" style:family="text">
      <style:text-properties officeooo:rsid="002ecae1"/>
    </style:style>
    <style:style style:name="T23" style:family="text">
      <style:text-properties officeooo:rsid="00306e16"/>
    </style:style>
    <style:style style:name="T24" style:family="text">
      <style:text-properties officeooo:rsid="00325f11"/>
    </style:style>
    <style:style style:name="T25" style:family="text">
      <style:text-properties officeooo:rsid="00332584"/>
    </style:style>
    <style:style style:name="T26" style:family="text">
      <style:text-properties officeooo:rsid="003e27bd"/>
    </style:style>
    <style:style style:name="T27" style:family="text">
      <style:text-properties officeooo:rsid="0040c6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0"/>
      <text:p text:style-name="P10"/>
      <text:p text:style-name="P2">Relatório de Desenvolvimento do software para controle das ATPA</text:p>
      <text:p text:style-name="P1"/>
      <text:p text:style-name="P13">Aqui será listado, resumidamente, um “passo a passo” de como foi realizado o desenvolvimento do software no que tange ao <text:s/>controle das ATPA apresentado no Instituto Federal de Educação, Ciência e Tecnologia Fluminense, do Campus Campos-Centro.</text:p>
      <text:p text:style-name="P13">O software foi inteiramente desenvolvido em <text:span text:style-name="T22">Javascript, utilizando o framework </text:span>JQuery, CSS3, mas com foco estrutural em Ruby on Rails, sendo essas, linguagens de programação.</text:p>
      <text:p text:style-name="P14">Referente aos componentes, fo<text:span text:style-name="T26">ram</text:span> utilizado<text:span text:style-name="T26">s</text:span> o Ruby em sua versão 2.5.2 e o Rails em sua versão 5.2.1.</text:p>
      <text:p text:style-name="P14">Mais à frente deixarei a documentação do Gemfile (arquivo que contém todas as versões das extensões utilizadas) para melhor detalhamento de todas as versões dos componentes utilizados juntos ao Ruby on Rails.</text:p>
      <text:p text:style-name="P14">O sistema operacional utilizado para o desenvolvimento foi o Ubuntu 18.04.</text:p>
      <text:p text:style-name="P15">A utilização do CSS foi separado. Códigos CSS genéricos (utilizados em duas ou mais páginas da aplicação) foram separados nas pastas padrões da linguagem, disponibilizad<text:span text:style-name="T24">a</text:span>s pelo Rails em app/assets/stylesheets/, <text:span text:style-name="T23">e os códigos CSS singulares (utilizados somente por uma única página) foram implementados diretamente no corpo do HTML das páginas, utilizando as tags &lt;style type=”text/css”&gt;&lt;/style&gt;.</text:span></text:p>
      <text:p text:style-name="P16">Já a utilização do Javascript, foi todo utilizado nas pastas padrões dis<text:span text:style-name="T25">ponibilizadas pelo Rails em app/assets/javascripts/.</text:span></text:p>
      <text:p text:style-name="P5"/>
      <text:p text:style-name="P5"><text:soft-page-break/></text:p>
      <text:p text:style-name="P17">Gemfile</text:p>
      <text:p text:style-name="P18">source 'https://rubygems.org'</text:p>
      <text:p text:style-name="P18">git_source(:github) { |repo| "https://github.com/#{repo}.git" }</text:p>
      <text:p text:style-name="P18"/>
      <text:p text:style-name="P18">ruby '2.5.1'</text:p>
      <text:p text:style-name="P18"/>
      <text:p text:style-name="P18">gem 'carrierwave', github: 'carrierwaveuploader/carrierwave'</text:p>
      <text:p text:style-name="P18">gem 'mini_magick'</text:p>
      <text:p text:style-name="P18">gem 'fog', '~&gt; 1.38'</text:p>
      <text:p text:style-name="P18"/>
      <text:p text:style-name="P18">gem 'prawn-rails'</text:p>
      <text:p text:style-name="P18">gem 'pundit', '~&gt; 1.1'</text:p>
      <text:p text:style-name="P18">gem 'devise', '~&gt; 4.5'</text:p>
      <text:p text:style-name="P18">gem 'cancancan', '~&gt; 2.0'</text:p>
      <text:p text:style-name="P18">gem 'rails_admin', '~&gt; 1.4', '&gt;= 1.4.2'</text:p>
      <text:p text:style-name="P18"/>
      <text:p text:style-name="P18">gem "paperclip", "~&gt; 6.0.0"</text:p>
      <text:p text:style-name="P18">gem 'paper_trail', '~&gt; 10.0', '&gt;= 10.0.1'</text:p>
      <text:p text:style-name="P18"/>
      <text:p text:style-name="P18">gem 'jquery-rails', '~&gt; 4.3', '&gt;= 4.3.3'</text:p>
      <text:p text:style-name="P18"># Bundle edge Rails instead: gem 'rails', github: 'rails/rails'</text:p>
      <text:p text:style-name="P18">gem 'rails', '~&gt; 5.2.1'</text:p>
      <text:p text:style-name="P18"># Use postgresql as the database for Active Record</text:p>
      <text:p text:style-name="P18">gem 'pg'</text:p>
      <text:p text:style-name="P18"># Use Puma as the app server</text:p>
      <text:p text:style-name="P18">gem 'puma', '~&gt; 3.11'</text:p>
      <text:p text:style-name="P18"># Use SCSS for stylesheets</text:p>
      <text:p text:style-name="P18">gem 'sass-rails', '~&gt; 5.0', '&gt;= 5.0.7'</text:p>
      <text:p text:style-name="P18"># Use Uglifier as compressor for JavaScript assets</text:p>
      <text:p text:style-name="P18">gem 'uglifier', '&gt;= 1.3.0'</text:p>
      <text:p text:style-name="P18"># See https://github.com/rails/execjs#readme for more supported runtimes</text:p>
      <text:p text:style-name="P18"># gem 'mini_racer', platforms: :ruby</text:p>
      <text:p text:style-name="P18"># gem 'rails_admin', '~&gt; 1.3'</text:p>
      <text:p text:style-name="P18">gem 'rails-i18n', '~&gt; 5.1' # For 5.0.x, 5.1.x and 5.2.x</text:p>
      <text:p text:style-name="P18">gem 'devise-i18n'</text:p>
      <text:p text:style-name="P18"/>
      <text:p text:style-name="P18"># Use CoffeeScript for .coffee assets and views</text:p>
      <text:p text:style-name="P18">gem 'coffee-rails', '~&gt; 4.2', '&gt;= 4.2.2'</text:p>
      <text:p text:style-name="P18"># Turbolinks makes navigating your web application faster. Read more: https://github.com/turbolinks/turbolinks</text:p>
      <text:p text:style-name="P18">gem 'turbolinks', '~&gt; 5'</text:p>
      <text:p text:style-name="P18"># Build JSON APIs with ease. Read more: https://github.com/rails/jbuilder</text:p>
      <text:p text:style-name="P18">gem 'jbuilder', '~&gt; 2.5'</text:p>
      <text:p text:style-name="P18"># Use Redis adapter to run Action Cable in production</text:p>
      <text:p text:style-name="P18"># gem 'redis', '~&gt; 4.0'</text:p>
      <text:p text:style-name="P18"># Use ActiveModel has_secure_password</text:p>
      <text:p text:style-name="P18"># gem 'bcrypt', '~&gt; 3.1.7'</text:p>
      <text:p text:style-name="P18"/>
      <text:p text:style-name="P18"># Use ActiveStorage variant</text:p>
      <text:p text:style-name="P18"># gem 'mini_magick', '~&gt; 4.8'</text:p>
      <text:p text:style-name="P18"/>
      <text:p text:style-name="P18"># Use Capistrano for deployment</text:p>
      <text:p text:style-name="P18"># gem 'capistrano-rails', group: :development</text:p>
      <text:p text:style-name="P18"/>
      <text:p text:style-name="P18"># Reduces boot times through caching; required in config/boot.rb</text:p>
      <text:p text:style-name="P18">gem 'bootsnap', '&gt;= 1.1.0', require: false</text:p>
      <text:p text:style-name="P18"/>
      <text:p text:style-name="P18">group :development, :test do</text:p>
      <text:p text:style-name="P18"><text:s text:c="2"/># Call 'byebug' anywhere in the code to stop execution and get a debugger console</text:p>
      <text:p text:style-name="P18"><text:s text:c="2"/>gem 'byebug', platforms: [:mri, :mingw, :x64_mingw]</text:p>
      <text:p text:style-name="P18">end</text:p>
      <text:p text:style-name="P18"/>
      <text:p text:style-name="P18">group :development do</text:p>
      <text:p text:style-name="P18"><text:s text:c="2"/># Access an interactive console on exception pages or by calling 'console' anywhere in the code.</text:p>
      <text:p text:style-name="P18"><text:s text:c="2"/>gem 'web-console', '&gt;= 3.3.0'</text:p>
      <text:p text:style-name="P18"><text:s text:c="2"/>gem 'listen', '&gt;= 3.0.5', '&lt; 3.2'</text:p>
      <text:p text:style-name="P18"><text:s text:c="2"/># Spring speeds up development by keeping your application running in the background. Read more: https://github.com/rails/spring</text:p>
      <text:p text:style-name="P18"><text:s text:c="2"/>gem 'spring'</text:p>
      <text:p text:style-name="P18"><text:s text:c="2"/>gem 'spring-watcher-listen', '~&gt; 2.0.0'</text:p>
      <text:p text:style-name="P18">end</text:p>
      <text:p text:style-name="P18"/>
      <text:p text:style-name="P18">group :test do</text:p>
      <text:p text:style-name="P18"><text:s text:c="2"/># Adds support for Capybara system testing and selenium driver</text:p>
      <text:p text:style-name="P18"><text:s text:c="2"/>gem 'capybara', '&gt;= 2.15'</text:p>
      <text:p text:style-name="P18"><text:s text:c="2"/>gem 'selenium-webdriver'</text:p>
      <text:p text:style-name="P18"><text:s text:c="2"/># Easy installation and use of chromedriver to run system tests with Chrome</text:p>
      <text:p text:style-name="P18"><text:s text:c="2"/>gem 'chromedriver-helper'</text:p>
      <text:p text:style-name="P18">end</text:p>
      <text:p text:style-name="P18"/>
      <text:p text:style-name="P18"># Windows does not include zoneinfo files, so bundle the tzinfo-data gem</text:p>
      <text:p text:style-name="P18">gem 'tzinfo-data', platforms: [:mingw, :mswin, :x64_mingw, :jruby]</text:p>
      <text:p text:style-name="P5"><text:soft-page-break/>Para iniciar a construção do sistema, depois de instalado o ruby <text:span text:style-name="T1">e o rails, é necessária realizar a criação da aplicação pelo comando</text:span></text:p>
      <text:p text:style-name="P21"/>
      <text:p text:style-name="P21">rails new <text:span text:style-name="T1">sistema_atividades</text:span> -d mysql</text:p>
      <text:p text:style-name="P21"/>
      <text:p text:style-name="P19">Criando assim a aplicação “sistema_atividades” no microcomputador do desenvolvedor.</text:p>
      <text:p text:style-name="P20"><text:span text:style-name="T12">Logo em seguida, é necessário entrar na pasta da aplicação e configurar o arquivo </text:span><text:span text:style-name="T2">config/database.yml </text:span><text:span text:style-name="T5">com as seguintes configurações:</text:span></text:p>
      <text:p text:style-name="P23"><text:span text:style-name="T21">default: &amp;default</text:span> <text:s/></text:p>
      <text:p text:style-name="P28"><text:s text:c="4"/>adapter: mysql2</text:p>
      <text:p text:style-name="P22"><text:s text:c="2"/><text:span text:style-name="T20">encoding: utf8</text:span></text:p>
      <text:p text:style-name="P22"><text:s text:c="2"/><text:span text:style-name="T20">pool: 5</text:span></text:p>
      <text:p text:style-name="P22"><text:s text:c="2"/><text:span text:style-name="T20">username: root</text:span></text:p>
      <text:p text:style-name="P22"><text:s text:c="2"/><text:span text:style-name="T20">password: seu_senha</text:span></text:p>
      <text:p text:style-name="P22"><text:s text:c="2"/><text:span text:style-name="T20">host: localhost</text:span></text:p>
      <text:p text:style-name="P25"/>
      <text:p text:style-name="P24">development:</text:p>
      <text:p text:style-name="P22"><text:s text:c="2"/><text:span text:style-name="T20">&lt;&lt;: *default</text:span></text:p>
      <text:p text:style-name="P22"><text:s text:c="2"/><text:span text:style-name="T20">database: sistema_estagiarios_development</text:span></text:p>
      <text:p text:style-name="P11"><text:span text:style-name="T17">Também é necessária a criação do banco de dados para a aplicação, sendo necessária a criação do banco de dados usando o </text:span><text:span text:style-name="T15">db:create </text:span><text:span text:style-name="T19">na pasta do projeto para acionar a criação.</text:span></text:p>
      <text:p text:style-name="P12"><text:span text:style-name="T19">I</text:span><text:span text:style-name="T18">nicie a aplicação com o comando </text:span><text:span text:style-name="T16">bin/rails server</text:span><text:span text:style-name="T14"> </text:span><text:span text:style-name="T18">e pronto! <text:line-break/>Sua aplicação está criada e funcionando pelo endereço </text:span><text:a xlink:type="simple" xlink:href="http://localhost:3000/" text:style-name="Internet_20_link" text:visited-style-name="Visited_20_Internet_20_Link">http://localhost:3000</text:a><text:span text:style-name="T18">.</text:span></text:p>
      <text:p text:style-name="P7"><text:span text:style-name="T13">Com a aplicação pronta, é necessário todo o detalhamento referente às páginas e seus conteúdos.<text:line-break/>Para criarmos nossa primeira página, usamos o comando </text:span><text:span text:style-name="T3">rails generate controller </text:span><text:soft-page-break/><text:span text:style-name="T4">welcome</text:span><text:span text:style-name="T3"> index </text:span><text:span text:style-name="T7">que cria </text:span><text:span text:style-name="T8">nossa página index.html.erb na pasta app/views/welcome/, juntamente com o controller da página, localizado na pasta app/controllers/, com o nome welcome_controller.rb.</text:span></text:p>
      <text:p text:style-name="P8"><text:span text:style-name="T8">A</text:span><text:span text:style-name="T6">gora é necessária realizar a instalação do devise na aplicação, e realizar a inserção do formulário de cadastro ou login para o devido acesso realizado pelo usuário.</text:span></text:p>
      <text:p text:style-name="P9"><text:span text:style-name="T6">Realiza</text:span><text:span text:style-name="T10">da</text:span><text:span text:style-name="T6"> essa inserção, </text:span><text:span text:style-name="T9">houve a estilização da página principal utilizando o bootstrap para auxílio na responsividade do sistema e melhoramento visual, auxiliando o CSS, </text:span><text:span text:style-name="T11">então também foi necessária a instalação do mesmo.</text:span></text:p>
      <text:p text:style-name="P26"><text:s/><text:span text:style-name="T27">Também é necessária a instalação do Rails Admin para acesso ao painel de administração, junto ao monitoramento das tabelas e seus dados inseridos.</text:span></text:p>
      <text:p text:style-name="P2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4">Referências:<text:line-break/><text:line-break/><text:a xlink:type="simple" xlink:href="http://wime.com.br/2015/08/26/criando-um-projeto-com-ruby-rails-passo-passo/" text:style-name="Internet_20_link" text:visited-style-name="Visited_20_Internet_20_Link">http://wime.com.br/2015/08/26/criando-um-projeto-com-ruby-rails-passo-passo/</text:a></text:p>
      <text:p text:style-name="P4"><text:a xlink:type="simple" xlink:href="https://guides.railsgirls.com/devise" text:style-name="Internet_20_link" text:visited-style-name="Visited_20_Internet_20_Link">https://guides.railsgirls.com/devise</text:a></text:p>
      <text:p text:style-name="P4"><text:a xlink:type="simple" xlink:href="https://medium.freecodecamp.org/add-bootstrap-to-your-ruby-on-rails-project-8d76d70d0e3b" text:style-name="Internet_20_link" text:visited-style-name="Visited_20_Internet_20_Link">https://medium.freecodecamp.org/add-bootstrap-to-your-ruby-on-rails-project-8d76d70d0e3b</text:a></text:p>
      <text:p text:style-name="P4">https://github.com/twbs/bootstrap-rubygem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x="-1.951cm" svg:y="-1.958cm" svg:width="7.327cm" svg:height="2.977cm" draw:z-index="4"><draw:image xlink:href="Pictures/10000201000000F60000006402DCB8321408F98E.png" xlink:type="simple" xlink:show="embed" xlink:actuate="onLoad" loext:mime-type="image/png"/></draw:frame><draw:frame draw:style-name="Mfr2" draw:name="Figura2" text:anchor-type="paragraph" svg:x="5.42cm" svg:y="-2cm" svg:width="13.58cm" svg:height="3.02cm" draw:z-index="9"><draw:image xlink:href="Pictures/10000201000004F40000011A14C983EA81CF1195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4:46:37.316698453</meta:creation-date>
    <dc:date>2019-04-06T18:47:56.286363852</dc:date>
    <meta:editing-duration>PT3H16M37S</meta:editing-duration>
    <meta:editing-cycles>27</meta:editing-cycles>
    <meta:generator>LibreOffice/6.1.2.1$Linux_X86_64 LibreOffice_project/10$Build-1</meta:generator>
    <meta:document-statistic meta:table-count="0" meta:image-count="2" meta:object-count="0" meta:page-count="5" meta:paragraph-count="99" meta:word-count="838" meta:character-count="6012" meta:non-whitespace-character-count="5223"/>
  </office:meta>
</office:document-meta>
</file>